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d12e" officeooo:paragraph-rsid="001bd12e"/>
    </style:style>
    <style:style style:name="P2" style:family="paragraph" style:parent-style-name="Standard">
      <style:paragraph-properties fo:text-align="center" style:justify-single-word="false"/>
      <style:text-properties officeooo:rsid="001bd12e" officeooo:paragraph-rsid="001bd12e"/>
    </style:style>
    <style:style style:name="P3" style:family="paragraph" style:parent-style-name="Standard">
      <style:paragraph-properties fo:text-align="start" style:justify-single-word="false"/>
      <style:text-properties officeooo:rsid="001bd12e" officeooo:paragraph-rsid="001bd12e"/>
    </style:style>
    <style:style style:name="P4" style:family="paragraph" style:parent-style-name="Standard">
      <style:paragraph-properties fo:text-align="start" style:justify-single-word="false"/>
      <style:text-properties officeooo:rsid="001f41e8" officeooo:paragraph-rsid="001f41e8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bd12e" officeooo:paragraph-rsid="001bd12e" style:font-weight-asian="bold" style:font-weight-complex="bold"/>
    </style:style>
    <style:style style:name="P6" style:family="paragraph" style:parent-style-name="Standard">
      <style:text-properties officeooo:rsid="00209de1" officeooo:paragraph-rsid="00209de1"/>
    </style:style>
    <style:style style:name="P7" style:family="paragraph" style:parent-style-name="Standard">
      <style:paragraph-properties fo:text-align="start" style:justify-single-word="false"/>
      <style:text-properties officeooo:rsid="0022b148" officeooo:paragraph-rsid="0022b148"/>
    </style:style>
    <style:style style:name="P8" style:family="paragraph" style:parent-style-name="Standard">
      <style:paragraph-properties fo:text-align="start" style:justify-single-word="false"/>
      <style:text-properties officeooo:rsid="00260150" officeooo:paragraph-rsid="00260150"/>
    </style:style>
    <style:style style:name="P9" style:family="paragraph" style:parent-style-name="Table_20_Contents">
      <style:paragraph-properties fo:text-align="start" style:justify-single-word="false"/>
      <style:text-properties fo:font-weight="bold" officeooo:rsid="001bd12e" officeooo:paragraph-rsid="001bd12e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officeooo:rsid="001d8e1a" officeooo:paragraph-rsid="001d8e1a"/>
    </style:style>
    <style:style style:name="P12" style:family="paragraph" style:parent-style-name="Table_20_Contents">
      <style:paragraph-properties fo:text-align="start" style:justify-single-word="false"/>
      <style:text-properties officeooo:rsid="001d8e1a" officeooo:paragraph-rsid="0027b298"/>
    </style:style>
    <style:style style:name="P13" style:family="paragraph" style:parent-style-name="Table_20_Contents">
      <style:paragraph-properties fo:text-align="start" style:justify-single-word="false"/>
      <style:text-properties officeooo:rsid="001d8e1a" officeooo:paragraph-rsid="00290bd0"/>
    </style:style>
    <style:style style:name="P14" style:family="paragraph" style:parent-style-name="Table_20_Contents">
      <style:paragraph-properties fo:text-align="start" style:justify-single-word="false"/>
      <style:text-properties officeooo:rsid="001d8e1a" officeooo:paragraph-rsid="002c8934"/>
    </style:style>
    <style:style style:name="P15" style:family="paragraph" style:parent-style-name="Table_20_Contents">
      <style:paragraph-properties fo:text-align="start" style:justify-single-word="false"/>
      <style:text-properties officeooo:rsid="001d8e1a" officeooo:paragraph-rsid="002f32b4"/>
    </style:style>
    <style:style style:name="P16" style:family="paragraph" style:parent-style-name="Table_20_Contents">
      <style:text-properties officeooo:paragraph-rsid="00290bd0"/>
    </style:style>
    <style:style style:name="P17" style:family="paragraph" style:parent-style-name="Table_20_Contents">
      <style:text-properties officeooo:paragraph-rsid="002c8934"/>
    </style:style>
    <style:style style:name="T1" style:family="text">
      <style:text-properties officeooo:rsid="001d8e1a"/>
    </style:style>
    <style:style style:name="T2" style:family="text">
      <style:text-properties officeooo:rsid="00216584"/>
    </style:style>
    <style:style style:name="T3" style:family="text">
      <style:text-properties officeooo:rsid="00247781"/>
    </style:style>
    <style:style style:name="T4" style:family="text">
      <style:text-properties officeooo:rsid="0027b298"/>
    </style:style>
    <style:style style:name="T5" style:family="text">
      <style:text-properties officeooo:rsid="00290bd0"/>
    </style:style>
    <style:style style:name="T6" style:family="text">
      <style:text-properties officeooo:rsid="002c8934"/>
    </style:style>
    <style:style style:name="T7" style:family="text">
      <style:text-properties officeooo:rsid="002f32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uke Jaffe</text:p>
      <text:p text:style-name="P1">CS6140 Machine Learning</text:p>
      <text:p text:style-name="P6">10/0<text:span text:style-name="T2">6</text:span>/15</text:p>
      <text:p text:style-name="P1"/>
      <text:p text:style-name="P5">HW2 – Gradient Descent Learning</text:p>
      <text:p text:style-name="P2"/>
      <text:p text:style-name="P3">Problem 1.</text:p>
      <text:p text:style-name="P3"/>
      <text:p text:style-name="P3">A)</text:p>
      <text:p text:style-name="P3"/>
      <text:p text:style-name="P3">B)</text:p>
      <text:p text:style-name="P3"/>
      <text:p text:style-name="P3">C)</text:p>
      <text:p text:style-name="P3"/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>Decision or Regression Tree</text:p>
          </table:table-cell>
          <table:table-cell table:style-name="Table1.A1" office:value-type="string">
            <text:p text:style-name="P9">Linear Regression (Normal Equations)</text:p>
          </table:table-cell>
          <table:table-cell table:style-name="Table1.A1" office:value-type="string">
            <text:p text:style-name="P9">Linear Ridge Regression (Normal Equations)</text:p>
          </table:table-cell>
          <table:table-cell table:style-name="Table1.A1" office:value-type="string">
            <text:p text:style-name="P9">Linear Regression (Gradient Descent)</text:p>
          </table:table-cell>
          <table:table-cell table:style-name="Table1.F1" office:value-type="string">
            <text:p text:style-name="P9">Logistic Regression (Gradient Descent)</text:p>
          </table:table-cell>
        </table:table-row>
        <table:table-row>
          <table:table-cell table:style-name="Table1.A2" office:value-type="string">
            <text:p text:style-name="P9">Spambase</text:p>
          </table:table-cell>
          <table:table-cell table:style-name="Table1.A2" office:value-type="string">
            <text:p text:style-name="P11">Train ACC:</text:p>
            <text:p text:style-name="P11">Test ACC:</text:p>
          </table:table-cell>
          <table:table-cell table:style-name="Table1.A2" office:value-type="string">
            <text:p text:style-name="P12">Train ACC: <text:span text:style-name="T4">0.8997</text:span></text:p>
            <text:p text:style-name="P12">Test ACC: <text:span text:style-name="T4">0.8967</text:span></text:p>
          </table:table-cell>
          <table:table-cell table:style-name="Table1.A2" office:value-type="string">
            <text:p text:style-name="P11">Train ACC:</text:p>
            <text:p text:style-name="P11">Test ACC:</text:p>
          </table:table-cell>
          <table:table-cell table:style-name="Table1.A2" office:value-type="string">
            <text:p text:style-name="P17"><text:span text:style-name="T1">Train ACC:</text:span></text:p>
            <text:p text:style-name="P14">Test ACC: </text:p>
          </table:table-cell>
          <table:table-cell table:style-name="Table1.F2" office:value-type="string">
            <text:p text:style-name="P15">Train ACC: <text:span text:style-name="T7">0.9324</text:span></text:p>
            <text:p text:style-name="P15">Test ACC: <text:span text:style-name="T7">0.9280</text:span></text:p>
          </table:table-cell>
        </table:table-row>
        <table:table-row>
          <table:table-cell table:style-name="Table1.A2" office:value-type="string">
            <text:p text:style-name="P9">Housing</text:p>
          </table:table-cell>
          <table:table-cell table:style-name="Table1.A2" office:value-type="string">
            <text:p text:style-name="P11">Train MSE:</text:p>
            <text:p text:style-name="P11">Test MSE:</text:p>
          </table:table-cell>
          <table:table-cell table:style-name="Table1.A2" office:value-type="string">
            <text:p text:style-name="P13">Train MSE: <text:span text:style-name="T5">22.08127319</text:span></text:p>
            <text:p text:style-name="P13">Test MSE: <text:span text:style-name="T5">22.6382563</text:span></text:p>
          </table:table-cell>
          <table:table-cell table:style-name="Table1.A2" office:value-type="string">
            <text:p text:style-name="P16"><text:span text:style-name="T1">Train MSE: 22.24998403</text:span></text:p>
            <text:p text:style-name="P13">Test MSE: <text:span text:style-name="T5">22.29217039</text:span></text:p>
          </table:table-cell>
          <table:table-cell table:style-name="Table1.A2" office:value-type="string">
            <text:p text:style-name="P11">Train MSE:</text:p>
            <text:p text:style-name="P11">Test MSE:</text:p>
          </table:table-cell>
          <table:table-cell table:style-name="Table1.F2" office:value-type="string">
            <text:p text:style-name="P11">N/A *</text:p>
          </table:table-cell>
        </table:table-row>
      </table:table>
      <text:p text:style-name="P3">*<text:span text:style-name="T1">We cannot apply logistic regression gradient descent to the housing dataset because the classification is not discrete (add more)</text:span></text:p>
      <text:p text:style-name="P3"/>
      <text:p text:style-name="P3">D) <text:span text:style-name="T3">Confusion Matrices for Spambase Dataset</text:span></text:p>
      <text:p text:style-name="P3"/>
      <text:p text:style-name="P7">Decision Tree Confusion Matrix:</text:p>
      <text:p text:style-name="P7"/>
      <text:p text:style-name="P7">Linear Regression Confusion Matrix:</text:p>
      <text:p text:style-name="P7"/>
      <text:p text:style-name="P7">Logistic Regression Confusion Matrix:</text:p>
      <text:p text:style-name="P3"/>
      <text:p text:style-name="P3">E) <text:span text:style-name="T3">ROC Plots for Spambase Dataset</text:span></text:p>
      <text:p text:style-name="P3"/>
      <text:p text:style-name="P8">Linear Regression ROC Plot:</text:p>
      <text:p text:style-name="P8"/>
      <text:p text:style-name="P8">Logistic Regression ROC plot:</text:p>
      <text:p text:style-name="P3"/>
      <text:p text:style-name="P3"/>
      <text:p text:style-name="P3"/>
      <text:p text:style-name="P4">Problem 2.</text:p>
      <text:p text:style-name="P4"/>
      <text:p text:style-name="P4"><text:soft-page-break/>Problem 3.</text:p>
      <text:p text:style-name="P4"/>
      <text:p text:style-name="P4">Problem 4.</text:p>
      <text:p text:style-name="P4"/>
      <text:p text:style-name="P4">Problem 5.</text:p>
      <text:p text:style-name="P4"/>
      <text:p text:style-name="P4">Andrew Ng summary:</text:p>
      <text:p text:style-name="P4"/>
      <text:p text:style-name="P4">Pedro Domingo summary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3T21:21:17.090938961</meta:creation-date>
    <meta:generator>LibreOffice/4.2.8.2$Linux_X86_64 LibreOffice_project/420m0$Build-2</meta:generator>
    <dc:date>2015-10-03T22:08:22.495477560</dc:date>
    <meta:editing-duration>PT44M29S</meta:editing-duration>
    <meta:editing-cycles>17</meta:editing-cycles>
    <meta:document-statistic meta:table-count="1" meta:image-count="0" meta:object-count="0" meta:page-count="2" meta:paragraph-count="48" meta:word-count="149" meta:character-count="978" meta:non-whitespace-character-count="875"/>
  </office:meta>
</office:document-meta>
</file>